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" style:family="graphic" style:parent-style-name="standard">
      <style:graphic-properties draw:stroke="none" draw:fill-color="#ff3300"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marker-start="Symmetric_20_Arrow" draw:marker-end="Circle" draw:fill="none" draw:textarea-vertical-align="middle"/>
    </style:style>
    <style:style style:name="gr4" style:family="graphic" style:parent-style-name="standard">
      <style:graphic-properties draw:stroke="none" draw:fill-color="#00cc00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draw:stroke="none" draw:fill-color="#ff3300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style:paragraph-properties fo:text-align="center"/>
    </style:style>
    <style:style style:name="P2" style:family="paragraph">
      <loext:graphic-properties draw:fill-color="#ff33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778cm" svg:x="7.35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508cm" svg:height="0.508cm" svg:x="7.985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8.239cm" svg:y1="13.319cm" svg:x2="9.509cm" svg:y2="14.462cm" draw:start-shape="id1" draw:start-glue-point="8" draw:end-shape="id2" draw:end-glue-point="4" svg:d="M8239 13319c0 858 1270 287 1270 1143" svg:viewBox="0 0 1271 1144">
          <text:p/>
        </draw:connector>
        <draw:connector draw:style-name="gr3" draw:text-style-name="P3" draw:layer="layout" draw:type="curve" svg:x1="12.303cm" svg:y1="12.049cm" svg:x2="10.525cm" svg:y2="14.462cm" draw:start-shape="id3" draw:start-glue-point="8" draw:end-shape="id4" draw:end-glue-point="4" svg:d="M12303 12049c0 1810-1778 604-1778 2413" svg:viewBox="0 0 1779 2414">
          <text:p/>
        </draw:connector>
        <draw:custom-shape draw:style-name="gr1" draw:text-style-name="P1" draw:layer="layout" svg:width="1.778cm" svg:height="1.778cm" svg:x="9.128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0.508cm" svg:height="0.508cm" svg:x="9.255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508cm" svg:height="0.508cm" svg:x="10.271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0.508cm" svg:height="0.508cm" svg:x="8.36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11.541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0.508cm" svg:height="0.508cm" svg:x="11.668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7" draw:id="id7" draw:layer="layout" svg:width="0.508cm" svg:height="0.508cm" svg:x="12.684cm" svg:y="19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0.508cm" svg:height="0.508cm" svg:x="9.763cm" svg:y="16.1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3" draw:layer="layout" draw:type="curve" svg:x1="10.017cm" svg:y1="16.621cm" svg:x2="11.922cm" svg:y2="19.161cm" draw:start-shape="id5" draw:start-glue-point="8" draw:end-shape="id6" draw:end-glue-point="4" svg:d="M10017 16621c0 1905 1905 635 1905 2540" svg:viewBox="0 0 1906 2541">
          <text:p/>
        </draw:connector>
        <draw:connector draw:style-name="gr3" draw:text-style-name="P3" draw:layer="layout" draw:type="curve" svg:x1="12.303cm" svg:y1="12.049cm" svg:x2="12.938cm" svg:y2="19.161cm" draw:start-shape="id3" draw:start-glue-point="8" draw:end-shape="id7" draw:end-glue-point="4" svg:d="M12303 12049c0 5334 635 1778 635 7112" svg:viewBox="0 0 636 7113">
          <text:p/>
        </draw:connector>
        <draw:custom-shape draw:style-name="gr4" draw:text-style-name="P4" xml:id="id8" draw:id="id8" draw:layer="layout" svg:width="0.508cm" svg:height="0.508cm" svg:x="10.271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0.525cm" svg:y1="5.826cm" svg:x2="11.668cm" svg:y2="10.017cm" draw:start-shape="id8" draw:start-glue-point="8" svg:d="M10525 5826c0 3519 1143 1424 1143 4191" svg:viewBox="0 0 1144 4192">
          <text:p/>
        </draw:connector>
        <draw:connector draw:style-name="gr3" draw:text-style-name="P3" draw:layer="layout" draw:type="curve" svg:x1="10.525cm" svg:y1="5.826cm" svg:x2="8.62cm" svg:y2="11.16cm" draw:start-shape="id8" draw:start-glue-point="8" draw:end-shape="id9" draw:end-glue-point="4" svg:d="M10525 5826c0 4002-1905 1335-1905 5334" svg:viewBox="0 0 1906 5335">
          <text:p/>
        </draw:connector>
        <draw:custom-shape draw:style-name="gr2" draw:text-style-name="P2" xml:id="id10" draw:id="id10" draw:layer="layout" svg:width="0.508cm" svg:height="0.508cm" svg:x="12.176cm" svg:y="20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508cm" svg:height="0.508cm" svg:x="7.858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508cm" svg:height="0.508cm" svg:x="13.065cm" svg:y="2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2.43cm" svg:y1="21.32cm" svg:x2="13.319cm" svg:y2="23.606cm" draw:start-shape="id10" draw:start-glue-point="8" draw:end-shape="id11" draw:end-glue-point="4" svg:d="M12430 21320c0 1716 889 573 889 2286" svg:viewBox="0 0 890 2287">
          <text:p/>
        </draw:connector>
        <draw:connector draw:style-name="gr3" draw:text-style-name="P3" draw:layer="layout" draw:type="curve" svg:x1="8.239cm" svg:y1="13.319cm" svg:x2="8.112cm" svg:y2="23.606cm" draw:start-shape="id1" draw:start-glue-point="8" draw:end-shape="id12" draw:end-glue-point="4" svg:d="M8239 13319c0 7716-127 2573-127 10287" svg:viewBox="0 0 128 10288">
          <text:p/>
        </draw:connector>
        <draw:custom-shape draw:style-name="gr1" draw:text-style-name="P1" draw:layer="layout" svg:width="1.778cm" svg:height="1.778cm" svg:x="11.414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508cm" svg:height="0.508cm" svg:x="12.049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7" draw:id="id17" draw:layer="layout" svg:width="0.508cm" svg:height="0.508cm" svg:x="12.684cm" svg:y="10.0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08cm" svg:height="0.508cm" svg:x="11.414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78cm" svg:height="1.778cm" svg:x="5.064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508cm" svg:height="0.508cm" svg:x="5.699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4" draw:id="id14" draw:layer="layout" svg:width="0.508cm" svg:height="0.508cm" svg:x="7.47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5.953cm" svg:y1="10.398cm" svg:x2="7.731cm" svg:y2="11.16cm" draw:start-shape="id13" draw:start-glue-point="8" draw:end-shape="id14" draw:end-glue-point="4" svg:d="M5953 10398c0 751 889 501 889 381s889-370 889 381" svg:viewBox="0 0 1779 763">
          <text:p/>
        </draw:connector>
        <draw:custom-shape draw:style-name="gr1" draw:text-style-name="P1" draw:layer="layout" svg:width="1.778cm" svg:height="1.778cm" svg:x="15.478cm" svg:y="14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0.508cm" svg:height="0.508cm" svg:x="16.113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10.017cm" svg:y1="16.621cm" svg:x2="16.367cm" svg:y2="16.621cm" draw:start-shape="id5" draw:start-glue-point="8" draw:end-shape="id15" draw:end-glue-point="8" svg:d="M10017 16621c0 751 6350 751 6350 0" svg:viewBox="0 0 6351 564">
          <text:p/>
        </draw:connector>
        <draw:custom-shape draw:style-name="gr2" draw:text-style-name="P2" xml:id="id16" draw:id="id16" draw:layer="layout" svg:width="0.508cm" svg:height="0.508cm" svg:x="16.113cm" svg:y="14.33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3" draw:layer="layout" draw:type="curve" svg:x1="16.367cm" svg:y1="14.335cm" svg:x2="12.938cm" svg:y2="10.017cm" draw:start-shape="id16" draw:start-glue-point="4" draw:end-shape="id17" draw:end-glue-point="4" svg:d="M16367 14335c0-7227-3429-5068-3429-4318" svg:viewBox="0 0 3430 5210">
          <text:p/>
        </draw:connector>
        <draw:frame draw:style-name="gr6" draw:text-style-name="P6" draw:layer="layout" svg:width="2.286cm" svg:height="1.199cm" svg:x="4.937cm" svg:y="8.564cm">
          <draw:text-box>
            <text:p text:style-name="P5"><text:span text:style-name="T1">Ad</text:span><text:span text:style-name="T1">apti</text:span><text:span text:style-name="T1">ve</text:span></text:p>
            <text:p text:style-name="P5"><text:span text:style-name="T1">or </text:span><text:span text:style-name="T1">con</text:span><text:span text:style-name="T1">st</text:span></text:p>
          </draw:text-box>
        </draw:frame>
        <draw:frame draw:style-name="gr7" draw:text-style-name="P6" draw:layer="layout" svg:width="2.667cm" svg:height="1.199cm" svg:x="15.224cm" svg:y="15.097cm">
          <draw:text-box>
            <text:p text:style-name="P5"><text:span text:style-name="T1">Recurrent</text:span></text:p>
          </draw:text-box>
        </draw:frame>
        <draw:frame draw:style-name="gr6" draw:text-style-name="P8" draw:layer="layout" svg:width="17.399cm" svg:height="0.889cm" svg:x="1.508cm" svg:y="27.67cm">
          <draw:text-box>
            <text:p text:style-name="P7"><text:span text:style-name="T2">© </text:span><text:span text:style-name="T2">Joh</text:span><text:span text:style-name="T2">ann</text:span><text:span text:style-name="T2">es </text:span><text:span text:style-name="T2">B. </text:span><text:span text:style-name="T2">Stef</text:span><text:span text:style-name="T2">fen</text:span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11:17:34.270490284</meta:creation-date>
    <dc:date>2019-06-21T12:22:36.183839804</dc:date>
    <meta:editing-duration>PT3M32S</meta:editing-duration>
    <meta:editing-cycles>3</meta:editing-cycles>
    <meta:generator>LibreOffice/5.1.6.2$Linux_X86_64 LibreOffice_project/10m0$Build-2</meta:generator>
    <meta:document-statistic meta:object-count="38"/>
  </office:meta>
</office:document-meta>
</file>